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95ecd" officeooo:paragraph-rsid="00195ecd"/>
    </style:style>
    <style:style style:name="P2" style:family="paragraph" style:parent-style-name="Standard">
      <style:text-properties style:font-name="Ubuntu" officeooo:rsid="00195ecd" officeooo:paragraph-rsid="001caa61"/>
    </style:style>
    <style:style style:name="P3" style:family="paragraph" style:parent-style-name="Standard">
      <style:text-properties style:font-name="Ubuntu" officeooo:rsid="00195ecd" officeooo:paragraph-rsid="001fa50f"/>
    </style:style>
    <style:style style:name="P4" style:family="paragraph" style:parent-style-name="Standard">
      <style:text-properties style:font-name="Ubuntu" fo:font-weight="bold" officeooo:rsid="00195ecd" officeooo:paragraph-rsid="00195ecd" style:font-weight-asian="bold" style:font-weight-complex="bold"/>
    </style:style>
    <style:style style:name="P5" style:family="paragraph" style:parent-style-name="Standard">
      <style:text-properties style:font-name="Ubuntu" fo:font-weight="bold" officeooo:rsid="00195ecd" officeooo:paragraph-rsid="001b4e42" style:font-weight-asian="bold" style:font-weight-complex="bold"/>
    </style:style>
    <style:style style:name="P6" style:family="paragraph" style:parent-style-name="Standard">
      <style:text-properties style:font-name="Ubuntu" fo:font-weight="bold" officeooo:rsid="001e66d8" officeooo:paragraph-rsid="001e66d8" style:font-weight-asian="bold" style:font-weight-complex="bold"/>
    </style:style>
    <style:style style:name="P7" style:family="paragraph" style:parent-style-name="Standard">
      <style:text-properties style:font-name="Ubuntu" fo:font-weight="bold" officeooo:rsid="00270af9" officeooo:paragraph-rsid="00270af9" style:font-weight-asian="bold" style:font-weight-complex="bold"/>
    </style:style>
    <style:style style:name="P8" style:family="paragraph" style:parent-style-name="Standard">
      <style:text-properties style:font-name="Ubuntu" fo:font-weight="bold" officeooo:rsid="002a8c98" officeooo:paragraph-rsid="002a8c98" style:font-weight-asian="bold" style:font-weight-complex="bold"/>
    </style:style>
    <style:style style:name="P9" style:family="paragraph" style:parent-style-name="Standard">
      <style:text-properties style:font-name="Ubuntu" fo:font-weight="bold" officeooo:rsid="002e4528" officeooo:paragraph-rsid="002e4528" style:font-weight-asian="bold" style:font-weight-complex="bold"/>
    </style:style>
    <style:style style:name="P10" style:family="paragraph" style:parent-style-name="Standard">
      <style:text-properties style:font-name="Ubuntu" fo:font-weight="bold" officeooo:rsid="003031b6" officeooo:paragraph-rsid="003031b6" style:font-weight-asian="bold" style:font-weight-complex="bold"/>
    </style:style>
    <style:style style:name="P11" style:family="paragraph" style:parent-style-name="Standard">
      <style:text-properties style:font-name="Ubuntu" fo:font-weight="normal" officeooo:rsid="002134e5" officeooo:paragraph-rsid="002134e5" style:font-weight-asian="normal" style:font-weight-complex="normal"/>
    </style:style>
    <style:style style:name="P12" style:family="paragraph" style:parent-style-name="Standard">
      <style:text-properties style:font-name="Ubuntu" fo:font-weight="normal" officeooo:rsid="0022f233" officeooo:paragraph-rsid="0022f233" style:font-weight-asian="normal" style:font-weight-complex="normal"/>
    </style:style>
    <style:style style:name="P13" style:family="paragraph" style:parent-style-name="Standard">
      <style:text-properties style:font-name="Ubuntu" fo:font-weight="normal" officeooo:rsid="0022f233" officeooo:paragraph-rsid="00238b74" style:font-weight-asian="normal" style:font-weight-complex="normal"/>
    </style:style>
    <style:style style:name="P14" style:family="paragraph" style:parent-style-name="Standard">
      <style:text-properties style:font-name="Ubuntu" fo:font-weight="normal" officeooo:rsid="0024f8bc" officeooo:paragraph-rsid="0024f8bc" style:font-weight-asian="normal" style:font-weight-complex="normal"/>
    </style:style>
    <style:style style:name="P15" style:family="paragraph" style:parent-style-name="Standard">
      <style:text-properties style:font-name="Ubuntu" fo:font-weight="normal" officeooo:rsid="00270af9" officeooo:paragraph-rsid="00270af9" style:font-weight-asian="normal" style:font-weight-complex="normal"/>
    </style:style>
    <style:style style:name="P16" style:family="paragraph" style:parent-style-name="Standard">
      <style:text-properties style:font-name="Ubuntu" fo:font-weight="normal" officeooo:rsid="00289dcb" officeooo:paragraph-rsid="00289dcb" style:font-weight-asian="normal" style:font-weight-complex="normal"/>
    </style:style>
    <style:style style:name="P17" style:family="paragraph" style:parent-style-name="Standard">
      <style:text-properties style:font-name="Ubuntu" fo:font-weight="normal" officeooo:rsid="002a8c98" officeooo:paragraph-rsid="002a8c98" style:font-weight-asian="normal" style:font-weight-complex="normal"/>
    </style:style>
    <style:style style:name="P18" style:family="paragraph" style:parent-style-name="Standard">
      <style:text-properties style:font-name="Ubuntu" fo:font-weight="normal" officeooo:rsid="002e4528" officeooo:paragraph-rsid="002e4528" style:font-weight-asian="normal" style:font-weight-complex="normal"/>
    </style:style>
    <style:style style:name="P19" style:family="paragraph" style:parent-style-name="Standard">
      <style:text-properties style:font-name="Ubuntu" fo:font-weight="normal" officeooo:rsid="003031b6" officeooo:paragraph-rsid="003031b6" style:font-weight-asian="normal" style:font-weight-complex="normal"/>
    </style:style>
    <style:style style:name="P20" style:family="paragraph" style:parent-style-name="Standard">
      <style:text-properties style:font-name="Ubuntu" fo:font-weight="normal" officeooo:rsid="003031b6" officeooo:paragraph-rsid="0035272a" style:font-weight-asian="normal" style:font-weight-complex="normal"/>
    </style:style>
    <style:style style:name="P21" style:family="paragraph" style:parent-style-name="Standard">
      <style:text-properties style:font-name="Ubuntu" fo:font-weight="normal" officeooo:rsid="0035272a" officeooo:paragraph-rsid="0035272a" style:font-weight-asian="normal" style:font-weight-complex="normal"/>
    </style:style>
    <style:style style:name="T1" style:family="text">
      <style:text-properties officeooo:rsid="001b4e42"/>
    </style:style>
    <style:style style:name="T2" style:family="text">
      <style:text-properties officeooo:rsid="001caa61"/>
    </style:style>
    <style:style style:name="T3" style:family="text">
      <style:text-properties officeooo:rsid="001fa50f"/>
    </style:style>
    <style:style style:name="T4" style:family="text">
      <style:text-properties officeooo:rsid="00238b7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aa61" style:font-weight-asian="bold" style:font-weight-complex="bold"/>
    </style:style>
    <style:style style:name="T7" style:family="text">
      <style:text-properties fo:font-weight="bold" officeooo:rsid="00238b74" style:font-weight-asian="bold" style:font-weight-complex="bold"/>
    </style:style>
    <style:style style:name="T8" style:family="text">
      <style:text-properties fo:font-weight="bold" officeooo:rsid="002c5962" style:font-weight-asian="bold" style:font-weight-complex="bold"/>
    </style:style>
    <style:style style:name="T9" style:family="text">
      <style:text-properties fo:font-weight="bold" officeooo:rsid="002134e5" style:font-weight-asian="bold" style:font-weight-complex="bold"/>
    </style:style>
    <style:style style:name="T10" style:family="text">
      <style:text-properties fo:font-weight="bold" officeooo:rsid="0035272a" style:font-weight-asian="bold" style:font-weight-complex="bold"/>
    </style:style>
    <style:style style:name="T11" style:family="text">
      <style:text-properties fo:font-weight="bold" officeooo:rsid="00370768" style:font-weight-asian="bold" style:font-weight-complex="bold"/>
    </style:style>
    <style:style style:name="T12" style:family="text">
      <style:text-properties officeooo:rsid="00289d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leted Task :</text:p>
      <text:p text:style-name="P1"/>
      <text:p text:style-name="P1"><text:span text:style-name="T1">G</text:span>o to folder /var/www/html/SwatiSalagre and run following command for output :</text:p>
      <text:p text:style-name="P1"/>
      <text:p text:style-name="P5"><text:span text:style-name="T1">Task </text:span>1 :</text:p>
      <text:p text:style-name="P3">php <text:span text:style-name="T3">calculator</text:span>.php sum <text:s/><text:tab/><text:tab/><text:span text:style-name="T6">output - 0</text:span></text:p>
      <text:p text:style-name="P3">php <text:span text:style-name="T3">calculator</text:span>.php sum 1<text:tab/><text:tab/><text:span text:style-name="T6">output - 1</text:span></text:p>
      <text:p text:style-name="P3">php <text:span text:style-name="T3">calculator</text:span>.php sum <text:span text:style-name="T2">2,3<text:tab/></text:span><text:span text:style-name="T6">output - 5</text:span></text:p>
      <text:p text:style-name="P2"/>
      <text:p text:style-name="P2"/>
      <text:p text:style-name="P6">Task 2 : </text:p>
      <text:p text:style-name="P11">php calculator.php add <text:tab/><text:tab/><text:tab/><text:span text:style-name="T5">output - 0</text:span></text:p>
      <text:p text:style-name="P12">php calculator.php add 1<text:tab/><text:tab/><text:tab/><text:span text:style-name="T5">output - 1</text:span></text:p>
      <text:p text:style-name="P13">php calculator.php add 2,3<text:tab/><text:tab/><text:span text:style-name="T7">output – 5</text:span></text:p>
      <text:p text:style-name="P13"><text:span text:style-name="T4">php calculator.php add 4,5,6<text:tab/><text:tab/></text:span><text:span text:style-name="T7">output - 15</text:span></text:p>
      <text:p text:style-name="P13"><text:span text:style-name="T4">php calculator.php add 2,3,4,5<text:tab/><text:tab/></text:span><text:span text:style-name="T7">output – 14</text:span></text:p>
      <text:p text:style-name="P14">php calculator.php add 4,7,3,4,7,3,5,6,7,4,3,2,5,7,5,3,4,6,7,8,9,5,5,5,4,3,2<text:tab/><text:span text:style-name="T5">output – 133</text:span></text:p>
      <text:p text:style-name="P14"><text:span text:style-name="T5"/></text:p>
      <text:p text:style-name="P14"><text:span text:style-name="T5"/></text:p>
      <text:p text:style-name="P9">Task 4 : </text:p>
      <text:p text:style-name="P18">php calculator.php addWithDelimiter \\\;\\\3\;4\;5<text:tab/><text:tab/><text:span text:style-name="T9">output – </text:span><text:span text:style-name="T5">1</text:span><text:span text:style-name="T11">2</text:span></text:p>
      <text:p text:style-name="P18"><text:span text:style-name="T5"/></text:p>
      <text:p text:style-name="P18"><text:span text:style-name="T5"/></text:p>
      <text:p text:style-name="P10">Task 5 : </text:p>
      <text:p text:style-name="P19">php calculator.php addNoNegative \\\,\\\2,7,-3,5,-2,<text:tab/><text:tab/></text:p>
      <text:p text:style-name="P19"><text:span text:style-name="T9">output – </text:span><text:span text:style-name="T5">Negative numbers not allowed</text:span></text:p>
      <text:p text:style-name="P14"><text:span text:style-name="T5"/></text:p>
      <text:p text:style-name="P14"><text:span text:style-name="T5"/></text:p>
      <text:p text:style-name="P21"><text:span text:style-name="T5">Task 6 :</text:span></text:p>
      <text:p text:style-name="P21">php calculator.php addShowNegative \\\,\\\2,7,-3,5,-2</text:p>
      <text:p text:style-name="P20"><text:span text:style-name="T9">output – </text:span><text:span text:style-name="T10">Negative numbers ["-3","-2"] not allowed</text:span></text:p>
      <text:p text:style-name="P14"><text:span text:style-name="T5"/></text:p>
      <text:p text:style-name="P14"><text:span text:style-name="T5"/></text:p>
      <text:p text:style-name="P8">Task 7 :</text:p>
      <text:p text:style-name="P17">php calculator.php addBelowThousand 10,20,1010,20<text:tab/><text:span text:style-name="T8">output - 50</text:span></text:p>
      <text:p text:style-name="P14"><text:span text:style-name="T5"/></text:p>
      <text:p text:style-name="P14"><text:span text:style-name="T5"/></text:p>
      <text:p text:style-name="P7">Task <text:span text:style-name="T12">8</text:span> :</text:p>
      <text:p text:style-name="P16">php calculator.php multiply 2,3<text:tab/><text:tab/><text:span text:style-name="T5">output - 6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5:10:07.419147561</meta:creation-date>
    <dc:date>2018-06-01T16:59:00.801656912</dc:date>
    <meta:editing-duration>PT1H48M41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32" meta:character-count="906" meta:non-whitespace-character-count="774"/>
  </office:meta>
</office:document-meta>
</file>